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ospace" svg:font-family="Monospace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75b73" officeooo:paragraph-rsid="00175b73"/>
    </style:style>
    <style:style style:name="P2" style:family="paragraph" style:parent-style-name="Standard">
      <style:paragraph-properties fo:break-before="page"/>
      <style:text-properties officeooo:rsid="00175b73" officeooo:paragraph-rsid="00175b73"/>
    </style:style>
    <style:style style:name="P3" style:family="paragraph" style:parent-style-name="Standard">
      <style:text-properties fo:font-weight="bold" officeooo:rsid="00175b73" officeooo:paragraph-rsid="00175b73" style:font-weight-asian="bold" style:font-weight-complex="bold"/>
    </style:style>
    <style:style style:name="P4" style:family="paragraph" style:parent-style-name="Standard">
      <style:text-properties fo:font-weight="normal" officeooo:rsid="00175b73" officeooo:paragraph-rsid="00175b73" style:font-weight-asian="normal" style:font-weight-complex="normal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use-window-font-color="true" loext:opacity="0%" style:font-name="Monospace" fo:font-size="10pt" fo:background-color="transparent" style:font-size-asian="10pt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 fo:break-before="page"/>
      <style:text-properties style:use-window-font-color="true" loext:opacity="0%" style:font-name="Monospace" fo:font-size="10pt" fo:background-color="transparent" style:font-size-asian="10pt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use-window-font-color="true" loext:opacity="0%" style:font-name="Monospace" fo:font-size="10pt" officeooo:rsid="0018e403" officeooo:paragraph-rsid="0018e403" fo:background-color="transparent" style:font-size-asian="10pt"/>
    </style:style>
    <style:style style:name="P8" style:family="paragraph" style:parent-style-name="Standard">
      <style:text-properties style:use-window-font-color="true" loext:opacity="0%" style:font-name="Monospace" fo:font-size="10pt" officeooo:paragraph-rsid="00175b73" fo:background-color="transparent" style:font-size-asian="10pt"/>
    </style:style>
    <style:style style:name="P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use-window-font-color="true" loext:opacity="0%" style:font-name="Monospace" fo:font-size="10pt" style:font-size-asian="10pt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use-window-font-color="true" loext:opacity="0%" fo:background-color="transparent"/>
    </style:style>
    <style:style style:name="P1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use-window-font-color="true" loext:opacity="0%" officeooo:rsid="0018e403" officeooo:paragraph-rsid="0018e403" fo:background-color="transparent"/>
    </style:style>
    <style:style style:name="P1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use-window-font-color="true" loext:opacity="0%"/>
    </style:style>
    <style:style style:name="P1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use-window-font-color="true" loext:opacity="0%" officeooo:paragraph-rsid="001a61b8"/>
    </style:style>
    <style:style style:name="P1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use-window-font-color="true" loext:opacity="0%" officeooo:paragraph-rsid="001baca7"/>
    </style:style>
    <style:style style:name="P15" style:family="paragraph" style:parent-style-name="Standard">
      <style:text-properties style:use-window-font-color="true" loext:opacity="0%" fo:font-weight="normal" officeooo:rsid="00175b73" officeooo:paragraph-rsid="00175b73" fo:background-color="#000000" style:font-weight-asian="normal" style:font-weight-complex="normal"/>
    </style:style>
    <style:style style:name="P16" style:family="paragraph" style:parent-style-name="Standard">
      <style:text-properties style:use-window-font-color="true" loext:opacity="0%" fo:font-weight="normal" officeooo:rsid="00175b73" officeooo:paragraph-rsid="00175b73" fo:background-color="transparent" style:font-weight-asian="normal" style:font-weight-complex="normal"/>
    </style:style>
    <style:style style:name="P17" style:family="paragraph" style:parent-style-name="Standard">
      <style:text-properties style:use-window-font-color="true" loext:opacity="0%" fo:font-weight="normal" officeooo:rsid="001a61b8" officeooo:paragraph-rsid="00175b73" fo:background-color="transparent" style:font-weight-asian="normal" style:font-weight-complex="normal"/>
    </style:style>
    <style:style style:name="P18" style:family="paragraph" style:parent-style-name="Standard">
      <style:paragraph-properties fo:break-before="page"/>
      <style:text-properties style:use-window-font-color="true" loext:opacity="0%" fo:font-weight="normal" officeooo:rsid="001a61b8" officeooo:paragraph-rsid="00175b73" fo:background-color="transparent" style:font-weight-asian="normal" style:font-weight-complex="normal"/>
    </style:style>
    <style:style style:name="P19" style:family="paragraph" style:parent-style-name="Standard">
      <style:paragraph-properties fo:margin-left="0cm" fo:margin-right="0cm" fo:text-align="start" style:justify-single-word="false" fo:text-indent="0cm" style:auto-text-indent="false" fo:break-before="page"/>
      <style:text-properties style:use-window-font-color="true" loext:opacity="0%" officeooo:rsid="001baca7" officeooo:paragraph-rsid="001baca7"/>
    </style:style>
    <style:style style:name="P2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use-window-font-color="true" loext:opacity="0%" officeooo:rsid="001baca7" officeooo:paragraph-rsid="001baca7"/>
    </style:style>
    <style:style style:name="P21" style:family="paragraph" style:parent-style-name="Standard">
      <style:text-properties style:use-window-font-color="true" loext:opacity="0%" officeooo:paragraph-rsid="001baca7"/>
    </style:style>
    <style:style style:name="P2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e6e6fa" loext:opacity="100%" style:font-name="Monospace" fo:font-size="10pt" officeooo:paragraph-rsid="00175b73" fo:background-color="transparent" style:font-size-asian="10pt"/>
    </style:style>
    <style:style style:name="P23" style:family="paragraph" style:parent-style-name="Standard">
      <style:text-properties officeooo:paragraph-rsid="001a61b8"/>
    </style:style>
    <style:style style:name="P2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use-window-font-color="true" loext:opacity="0%" style:font-name="Monospace" fo:font-size="10pt" fo:background-color="transparent" style:font-size-asian="10pt"/>
    </style:style>
    <style:style style:name="P2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use-window-font-color="true" loext:opacity="0%" style:font-name="Monospace" fo:font-size="10pt" style:font-size-asian="10pt"/>
    </style:style>
    <style:style style:name="P2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use-window-font-color="true" loext:opacity="0%" style:font-name="Monospace" fo:font-size="10pt" style:font-size-asian="10pt"/>
    </style:style>
    <style:style style:name="P27" style:family="paragraph" style:parent-style-name="Standard">
      <style:text-properties style:use-window-font-color="true" loext:opacity="0%" style:font-name="Monospace" fo:font-size="10pt" officeooo:paragraph-rsid="001a61b8" style:font-size-asian="10pt"/>
    </style:style>
    <style:style style:name="P28" style:family="paragraph" style:parent-style-name="Standard">
      <style:text-properties style:use-window-font-color="true" loext:opacity="0%" style:font-name="Monospace" fo:font-size="10pt" officeooo:rsid="001baca7" officeooo:paragraph-rsid="001baca7" style:font-size-asian="10pt"/>
    </style:style>
    <style:style style:name="P2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use-window-font-color="true" loext:opacity="0%"/>
    </style:style>
    <style:style style:name="P30" style:family="paragraph" style:parent-style-name="Standard">
      <style:text-properties fo:font-variant="normal" fo:text-transform="none" style:use-window-font-color="true" loext:opacity="0%" fo:letter-spacing="normal" fo:font-style="normal" fo:font-weight="normal" officeooo:rsid="00175b73" officeooo:paragraph-rsid="00175b73" fo:background-color="transparent" style:font-weight-asian="normal" style:font-weight-complex="normal"/>
    </style:style>
    <style:style style:name="P31" style:family="paragraph" style:parent-style-name="Standard">
      <style:text-properties fo:font-variant="normal" fo:text-transform="none" style:use-window-font-color="true" loext:opacity="0%" style:font-name="Monospace" fo:font-size="10pt" fo:letter-spacing="normal" fo:font-style="normal" fo:font-weight="normal" officeooo:paragraph-rsid="001a61b8" style:font-size-asian="10pt"/>
    </style:style>
    <style:style style:name="P32" style:family="paragraph" style:parent-style-name="Standard">
      <style:text-properties fo:font-variant="normal" fo:text-transform="none" style:use-window-font-color="true" loext:opacity="0%" style:font-name="Monospace" fo:font-size="10pt" fo:letter-spacing="normal" fo:font-style="normal" fo:font-weight="normal" officeooo:paragraph-rsid="001baca7" style:font-size-asian="10pt"/>
    </style:style>
    <style:style style:name="P33" style:family="paragraph" style:parent-style-name="Standard">
      <style:text-properties fo:font-variant="normal" fo:text-transform="none" style:use-window-font-color="true" loext:opacity="0%" style:font-name="Monospace" fo:font-size="10pt" fo:letter-spacing="normal" fo:font-style="normal" fo:font-weight="normal" officeooo:rsid="001baca7" officeooo:paragraph-rsid="001baca7" style:font-size-asian="10pt"/>
    </style:style>
    <style:style style:name="P3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style:use-window-font-color="true" loext:opacity="0%" style:font-name="Monospace" fo:font-size="10pt" fo:letter-spacing="normal" fo:font-style="normal" fo:font-weight="normal" officeooo:rsid="001baca7" officeooo:paragraph-rsid="001baca7" style:font-size-asian="10pt"/>
    </style:style>
    <style:style style:name="P35" style:family="paragraph" style:parent-style-name="Standard">
      <style:text-properties fo:font-variant="normal" fo:text-transform="none" style:use-window-font-color="true" loext:opacity="0%" style:font-name="Monospace" fo:font-size="10pt" fo:letter-spacing="normal" fo:font-style="normal" fo:font-weight="normal" officeooo:rsid="002046e8" officeooo:paragraph-rsid="002046e8" style:font-size-asian="10pt"/>
    </style:style>
    <style:style style:name="T1" style:family="text">
      <style:text-properties fo:color="#cc6c1d" loext:opacity="100%" style:font-name="Monospace" fo:font-size="10pt" style:font-size-asian="10pt"/>
    </style:style>
    <style:style style:name="T2" style:family="text">
      <style:text-properties fo:color="#cc6c1d" loext:opacity="100%"/>
    </style:style>
    <style:style style:name="T3" style:family="text">
      <style:text-properties fo:color="#d9e8f7" loext:opacity="100%" style:font-name="Monospace" fo:font-size="10pt" style:font-size-asian="10pt"/>
    </style:style>
    <style:style style:name="T4" style:family="text">
      <style:text-properties fo:color="#d9e8f7" loext:opacity="100%"/>
    </style:style>
    <style:style style:name="T5" style:family="text">
      <style:text-properties fo:color="#e6e6fa" loext:opacity="100%" style:font-name="Monospace" fo:font-size="10pt" style:font-size-asian="10pt"/>
    </style:style>
    <style:style style:name="T6" style:family="text">
      <style:text-properties fo:color="#e6e6fa" loext:opacity="100%"/>
    </style:style>
    <style:style style:name="T7" style:family="text">
      <style:text-properties fo:color="#1290c3" loext:opacity="100%" style:font-name="Monospace" fo:font-size="10pt" style:font-size-asian="10pt"/>
    </style:style>
    <style:style style:name="T8" style:family="text">
      <style:text-properties fo:color="#f9faf4" loext:opacity="100%" style:font-name="Monospace" fo:font-size="10pt" style:font-size-asian="10pt"/>
    </style:style>
    <style:style style:name="T9" style:family="text">
      <style:text-properties fo:color="#f9faf4" loext:opacity="100%"/>
    </style:style>
    <style:style style:name="T10" style:family="text">
      <style:text-properties fo:color="#1eb540" loext:opacity="100%" style:font-name="Monospace" fo:font-size="10pt" style:font-size-asian="10pt"/>
    </style:style>
    <style:style style:name="T11" style:family="text">
      <style:text-properties fo:color="#79abff" loext:opacity="100%" style:font-name="Monospace" fo:font-size="10pt" style:font-size-asian="10pt"/>
    </style:style>
    <style:style style:name="T12" style:family="text">
      <style:text-properties fo:color="#808080" loext:opacity="100%" style:font-name="Monospace" fo:font-size="10pt" style:font-size-asian="10pt"/>
    </style:style>
    <style:style style:name="T13" style:family="text">
      <style:text-properties fo:color="#808080" loext:opacity="100%" style:font-name="Monospace" fo:font-size="10pt" style:text-underline-style="solid" style:text-underline-width="auto" style:text-underline-color="font-color" style:font-size-asian="10pt"/>
    </style:style>
    <style:style style:name="T14" style:family="text">
      <style:text-properties fo:color="#f2f200" loext:opacity="100%" style:font-name="Monospace" fo:font-size="10pt" style:font-size-asian="10pt"/>
    </style:style>
    <style:style style:name="T15" style:family="text">
      <style:text-properties fo:color="#f2f200" loext:opacity="100%" style:font-name="Monospace" fo:font-size="10pt" style:text-underline-style="solid" style:text-underline-width="auto" style:text-underline-color="font-color" style:font-size-asian="10pt"/>
    </style:style>
    <style:style style:name="T16" style:family="text">
      <style:text-properties fo:color="#6897bb" loext:opacity="100%" style:font-name="Monospace" fo:font-size="10pt" style:font-size-asian="10pt"/>
    </style:style>
    <style:style style:name="T17" style:family="text">
      <style:text-properties fo:color="#f3ec79" loext:opacity="100%" style:font-name="Monospace" fo:font-size="10pt" style:font-size-asian="10pt"/>
    </style:style>
    <style:style style:name="T18" style:family="text">
      <style:text-properties fo:color="#8ddaf8" loext:opacity="100%" style:font-name="Monospace" fo:font-size="10pt" fo:font-style="italic" fo:font-weight="bold" style:font-size-asian="10pt" style:font-style-asian="italic" style:font-weight-asian="bold"/>
    </style:style>
    <style:style style:name="T19" style:family="text">
      <style:text-properties fo:color="#a7ec21" loext:opacity="100%" style:font-name="Monospace" fo:font-size="10pt" style:font-size-asian="10pt"/>
    </style:style>
    <style:style style:name="T20" style:family="text">
      <style:text-properties fo:color="#17c6a3" loext:opacity="100%" style:font-name="Monospace" fo:font-size="10pt" style:font-size-asian="10pt"/>
    </style:style>
    <style:style style:name="T21" style:family="text">
      <style:text-properties fo:font-variant="normal" fo:text-transform="none" fo:letter-spacing="normal"/>
    </style:style>
    <style:style style:name="T22" style:family="text">
      <style:text-properties fo:font-variant="normal" fo:text-transform="none" fo:letter-spacing="normal" fo:font-style="normal"/>
    </style:style>
    <style:style style:name="T23" style:family="text">
      <style:text-properties fo:font-variant="normal" fo:text-transform="none" fo:letter-spacing="normal" fo:font-style="normal" fo:font-weight="normal"/>
    </style:style>
    <style:style style:name="T24" style:family="text">
      <style:text-properties fo:font-variant="normal" fo:text-transform="none" style:font-name="Monospace" fo:font-size="10pt" fo:letter-spacing="normal" style:font-size-asian="10pt"/>
    </style:style>
    <style:style style:name="T25" style:family="text">
      <style:text-properties fo:font-variant="normal" fo:text-transform="none" style:font-name="Monospace" fo:font-size="10pt" fo:letter-spacing="normal" fo:font-style="normal" fo:font-weight="normal" style:font-size-asian="10pt"/>
    </style:style>
    <style:style style:name="T26" style:family="text">
      <style:text-properties fo:font-variant="normal" fo:text-transform="none" style:font-name="Monospace" fo:font-size="10pt" fo:letter-spacing="normal" fo:font-style="normal" fo:font-weight="normal" officeooo:rsid="001baca7" style:font-size-asian="10pt"/>
    </style:style>
    <style:style style:name="T27" style:family="text">
      <style:text-properties style:font-name="Monospace" fo:font-size="10pt" style:font-size-asian="10pt"/>
    </style:style>
    <style:style style:name="T28" style:family="text">
      <style:text-properties style:font-name="Monospace" fo:font-size="10pt" style:font-size-asian="10pt"/>
    </style:style>
    <style:style style:name="T29" style:family="text">
      <style:text-properties style:font-name="Monospace" fo:font-size="10pt" style:font-size-asian="10pt"/>
    </style:style>
    <style:style style:name="T30" style:family="text">
      <style:text-properties style:font-name="Monospace" fo:font-size="10pt" style:font-size-asian="10pt"/>
    </style:style>
    <style:style style:name="T31" style:family="text">
      <style:text-properties style:font-name="Monospace" fo:font-size="10pt" style:font-size-asian="10pt"/>
    </style:style>
    <style:style style:name="T32" style:family="text">
      <style:text-properties style:font-name="Monospace" fo:font-size="10pt" style:font-size-asian="10pt"/>
    </style:style>
    <style:style style:name="T33" style:family="text">
      <style:text-properties style:font-name="Monospace" fo:font-size="10pt" style:font-size-asian="10pt"/>
    </style:style>
    <style:style style:name="T34" style:family="text">
      <style:text-properties style:font-name="Monospace" fo:font-size="10pt" style:font-size-asian="10pt"/>
    </style:style>
    <style:style style:name="T35" style:family="text">
      <style:text-properties style:font-name="Monospace" fo:font-size="10pt" style:font-size-asian="10pt"/>
    </style:style>
    <style:style style:name="T36" style:family="text">
      <style:text-properties style:font-name="Monospace" fo:font-size="10pt" style:font-size-asian="10pt"/>
    </style:style>
    <style:style style:name="T37" style:family="text">
      <style:text-properties style:font-name="Monospace" fo:font-size="10pt" style:font-size-asian="10pt"/>
    </style:style>
    <style:style style:name="T38" style:family="text">
      <style:text-properties style:font-name="Monospace" fo:font-size="10pt" style:font-size-asian="10pt"/>
    </style:style>
    <style:style style:name="T39" style:family="text">
      <style:text-properties style:font-name="Monospace" fo:font-size="10pt" style:font-size-asian="10pt"/>
    </style:style>
    <style:style style:name="T40" style:family="text">
      <style:text-properties style:font-name="Monospace" fo:font-size="10pt" style:font-size-asian="10pt"/>
    </style:style>
    <style:style style:name="T41" style:family="text">
      <style:text-properties style:font-name="Monospace" fo:font-size="10pt" fo:font-weight="bold" style:font-size-asian="10pt" style:font-weight-asian="bold"/>
    </style:style>
    <style:style style:name="T42" style:family="text">
      <style:text-properties style:font-name="Monospace" fo:font-size="10pt" fo:font-style="italic" fo:font-weight="bold" style:font-size-asian="10pt" style:font-style-asian="italic" style:font-weight-asian="bold"/>
    </style:style>
    <style:style style:name="T43" style:family="text">
      <style:text-properties style:font-name="Monospace" fo:font-size="10pt" fo:font-style="italic" fo:font-weight="bold" style:font-size-asian="10pt" style:font-style-asian="italic" style:font-weight-asian="bold"/>
    </style:style>
    <style:style style:name="T44" style:family="text">
      <style:text-properties style:font-name="Monospace" fo:font-size="10pt" style:text-underline-style="solid" style:text-underline-width="auto" style:text-underline-color="font-color" style:font-size-asian="10pt"/>
    </style:style>
    <style:style style:name="T45" style:family="text">
      <style:text-properties style:font-name="Monospace" fo:font-size="10pt" style:text-underline-style="solid" style:text-underline-width="auto" style:text-underline-color="font-color" style:font-size-asian="10pt"/>
    </style:style>
    <style:style style:name="T46" style:family="text">
      <style:text-properties style:font-name="Monospace" fo:font-size="10pt" style:text-underline-style="solid" style:text-underline-width="auto" style:text-underline-color="font-color" style:font-size-asian="10pt"/>
    </style:style>
    <style:style style:name="T47" style:family="text">
      <style:text-properties style:font-name="Monospace" fo:font-size="10pt" fo:background-color="#1b6291" loext:char-shading-value="0" style:font-size-asian="10pt"/>
    </style:style>
    <style:style style:name="T48" style:family="text">
      <style:text-properties style:use-window-font-color="true" loext:opacity="0%" fo:font-weight="normal" officeooo:rsid="001a61b8" fo:background-color="transparent" loext:char-shading-value="0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STITUTO SUPERIOR DE TRANSPORTES E COMUNICAÇÕES </text:p>
      <text:p text:style-name="P1"/>
      <text:p text:style-name="P1">Mauro Raimundo dos Reis Magalhães Mahassa | LECC11 | Ficha de Exercícios 4 | PROGRAMAÇÃO I </text:p>
      <text:p text:style-name="P1"/>
      <text:p text:style-name="P1">------------------------------------------------------------------------------------------------------------------------</text:p>
      <text:p text:style-name="P1">1. R: As estruturas de repetição servem para repetir uma instrução mais de uma vez. São usadas com uma condição de repetição, geralmente com um incremento para que haja um limite e boa parte das vezes com uma inicialização da variável a ser incrementada.</text:p>
      <text:p text:style-name="P1"/>
      <text:p text:style-name="P1">2.R:</text:p>
      <text:p text:style-name="P1"/>
      <text:p text:style-name="P3">Estrutura de repetição do...while</text:p>
      <text:p text:style-name="P1"/>
      <text:p text:style-name="P1">do {</text:p>
      <text:p text:style-name="P1">&lt;instrução&gt;</text:p>
      <text:p text:style-name="P1"/>
      <text:p text:style-name="P1">}while(&lt;condição&gt;);</text:p>
      <text:p text:style-name="P1"/>
      <text:p text:style-name="P3">Estrutura de repetição while</text:p>
      <text:p text:style-name="P1"/>
      <text:p text:style-name="P1">while(&lt;instrução&gt;) {</text:p>
      <text:p text:style-name="P1">&lt;instrução&gt;</text:p>
      <text:p text:style-name="P1">}</text:p>
      <text:p text:style-name="P1"/>
      <text:p text:style-name="P3">Estrutura de repetição for</text:p>
      <text:p text:style-name="P3"/>
      <text:p text:style-name="P4">for (&lt;variável de controle&gt;;&lt;condição de continuação do loop&gt;; &lt;incremento da variável de controle&gt;)</text:p>
      <text:p text:style-name="P4">{</text:p>
      <text:p text:style-name="P4">&lt;instrução&gt;</text:p>
      <text:p text:style-name="P4">}</text:p>
      <text:p text:style-name="P4"/>
      <text:p text:style-name="P4"><text:span text:style-name="T22">1.Faça um programa que determina a soma dos números ímpares</text:span><text:span text:style-name="T21"> </text:span><text:span text:style-name="T22">no intervalo de [0,20].</text:span></text:p>
      <text:p text:style-name="P22"/>
      <text:p text:style-name="P5">public class Numeros0_20 {</text:p>
      <text:p text:style-name="P5"/>
      <text:p text:style-name="P5"><text:tab/>public static void main(String[] args) {</text:p>
      <text:p text:style-name="P10"><text:span text:style-name="T27"><text:tab/><text:tab/>// </text:span><text:span text:style-name="T41">TODO</text:span><text:span text:style-name="T27"> Auto-generated method stub</text:span></text:p>
      <text:p text:style-name="P5"><text:tab/><text:tab/>int some=0;</text:p>
      <text:p text:style-name="P5"><text:tab/><text:tab/>for (int i=0; i&lt;=20; i++) {</text:p>
      <text:p text:style-name="P5"><text:tab/><text:tab/><text:tab/>if(i%2!=0) {</text:p>
      <text:p text:style-name="P5"><text:tab/><text:tab/><text:tab/><text:tab/>some+=+i;</text:p>
      <text:p text:style-name="P5"><text:tab/><text:tab/><text:tab/>}</text:p>
      <text:p text:style-name="P5"><text:tab/><text:tab/><text:tab/><text:tab/>}</text:p>
      <text:p text:style-name="P10"><text:span text:style-name="T27"><text:tab/><text:tab/>System.</text:span><text:span text:style-name="T42">out</text:span><text:span text:style-name="T27">.println(some+" ");</text:span></text:p>
      <text:p text:style-name="P5"><text:tab/>}</text:p>
      <text:p text:style-name="P5"/>
      <text:p text:style-name="P5">}</text:p>
      <text:p text:style-name="P5"/>
      <text:p text:style-name="P6"/>
      <text:p text:style-name="P5"/>
      <text:p text:style-name="P11"><text:span text:style-name="T25">2.Faça um programa que determina a soma dos primeiros 7 números ímpares</text:span><text:span text:style-name="T24"> </text:span><text:span text:style-name="T25">no intervalo de [0,20].</text:span></text:p>
      <text:p text:style-name="P7"/>
      <text:p text:style-name="P9">public class Soma7impares {</text:p>
      <text:p text:style-name="P9"><text:tab/>public static void main(String[] args) {</text:p>
      <text:p text:style-name="P9"><text:tab/><text:tab/>int some=0,j=1;</text:p>
      <text:p text:style-name="P9"><text:tab/><text:tab/>for (int i=0; i&lt;=20; i++) {</text:p>
      <text:p text:style-name="P9"><text:tab/><text:tab/><text:tab/>if(i%2!=0) {</text:p>
      <text:p text:style-name="P9"><text:tab/><text:tab/><text:tab/><text:tab/>if(j&lt;=7) {</text:p>
      <text:p text:style-name="P9"><text:tab/><text:tab/><text:tab/><text:tab/>some+=+i;</text:p>
      <text:p text:style-name="P9"><text:tab/><text:tab/><text:tab/><text:tab/>}</text:p>
      <text:p text:style-name="P9"><text:tab/><text:tab/><text:tab/><text:tab/>j++;</text:p>
      <text:p text:style-name="P9"><text:tab/><text:tab/><text:tab/><text:tab/><text:tab/><text:tab/></text:p>
      <text:p text:style-name="P9"><text:tab/><text:tab/><text:tab/>}</text:p>
      <text:p text:style-name="P9"><text:tab/><text:tab/><text:tab/><text:tab/><text:tab/><text:tab/></text:p>
      <text:p text:style-name="P9"><text:tab/><text:tab/>}</text:p>
      <text:p text:style-name="P12"><text:span text:style-name="T27"><text:tab/><text:tab/><text:tab/><text:tab/>System.</text:span><text:span text:style-name="T42">out</text:span><text:span text:style-name="T27">.println(some+" ");</text:span></text:p>
      <text:p text:style-name="P9"><text:tab/>}</text:p>
      <text:p text:style-name="P9"/>
      <text:p text:style-name="P7">}</text:p>
      <text:p text:style-name="P15"/>
      <text:p text:style-name="P15"/>
      <text:p text:style-name="P30">3.Escreva um programa que pergunte ao usuário um número e após, imprima na tela asoma total de 1 até o número lido. Exemplo: 5: 1 + 2 + 3 + 4 + 5 = 15</text:p>
      <text:p text:style-name="P8"/>
      <text:p text:style-name="P5"/>
      <text:p text:style-name="P10"><text:span text:style-name="T27">public class umAteN {</text:span></text:p>
      <text:p text:style-name="P10"><text:span text:style-name="T27"><text:tab/>public static void main(String args[]) {</text:span></text:p>
      <text:p text:style-name="P10"><text:span text:style-name="T27"><text:tab/><text:tab/>System.out.println("Insira um número");</text:span></text:p>
      <text:p text:style-name="P10"><text:span text:style-name="T27"><text:tab/><text:tab/>Scanner ler =new Scanner(System.in);</text:span></text:p>
      <text:p text:style-name="P10"><text:span text:style-name="T27"><text:tab/><text:tab/>int n=ler.nextInt();</text:span></text:p>
      <text:p text:style-name="P10"><text:span text:style-name="T27"><text:tab/><text:tab/>int some=0;</text:span></text:p>
      <text:p text:style-name="P10"><text:span text:style-name="T27"><text:tab/><text:tab/>for(int i=1; i&lt;=n; i++) {</text:span></text:p>
      <text:p text:style-name="P10"><text:span text:style-name="T27"><text:tab/><text:tab/><text:tab/>some+=+i;</text:span></text:p>
      <text:p text:style-name="P10"><text:span text:style-name="T27"><text:tab/><text:tab/>}</text:span></text:p>
      <text:p text:style-name="P10"><text:span text:style-name="T27"><text:tab/><text:tab/>System.out.println(some+"");</text:span></text:p>
      <text:p text:style-name="P10"><text:span text:style-name="T27"><text:tab/>}</text:span></text:p>
      <text:p text:style-name="P5"/>
      <text:p text:style-name="P5">}</text:p>
      <text:p text:style-name="P16"/>
      <text:p text:style-name="P17"/>
      <text:p text:style-name="P18"/>
      <text:p text:style-name="P23"><text:span text:style-name="T48">4.</text:span><text:span text:style-name="T23">.Faça um programa em Java, que determina a soma dos números do intervalo de [1,9]</text:span></text:p>
      <text:p text:style-name="P13"><text:span text:style-name="T25">public</text:span><text:span text:style-name="T27"> class Soma1a9 {</text:span></text:p>
      <text:p text:style-name="P9"/>
      <text:p text:style-name="P12"><text:span text:style-name="T27"><text:tab/>public static void main(String[] args) {</text:span></text:p>
      <text:p text:style-name="P12"><text:span text:style-name="T27"><text:tab/><text:tab/>// </text:span><text:span text:style-name="T44">Não</text:span><text:span text:style-name="T27"> </text:span><text:span text:style-name="T44">foi</text:span><text:span text:style-name="T27"> </text:span><text:span text:style-name="T44">especificado</text:span><text:span text:style-name="T27"> </text:span><text:span text:style-name="T44">que</text:span><text:span text:style-name="T27"> </text:span><text:span text:style-name="T44">tipo</text:span><text:span text:style-name="T27"> </text:span><text:span text:style-name="T44">de</text:span><text:span text:style-name="T27"> </text:span><text:span text:style-name="T44">número</text:span></text:p>
      <text:p text:style-name="P12"><text:span text:style-name="T27"><text:tab/><text:tab/>double n;</text:span></text:p>
      <text:p text:style-name="P12"><text:span text:style-name="T27"><text:tab/><text:tab/>double a;</text:span></text:p>
      <text:p text:style-name="P12"><text:span text:style-name="T27"><text:tab/><text:tab/>double soma;</text:span></text:p>
      <text:p text:style-name="P12"><text:span text:style-name="T27"><text:tab/><text:tab/>System.</text:span><text:span text:style-name="T42">out</text:span><text:span text:style-name="T27">.println("Escreva a soma de 2 numeros no intervalo de 1 a 9");</text:span></text:p>
      <text:p text:style-name="P12"><text:span text:style-name="T27"><text:tab/><text:tab/>Scanner </text:span><text:span text:style-name="T44">ler</text:span><text:span text:style-name="T27"> = new Scanner(System.</text:span><text:span text:style-name="T42">in</text:span><text:span text:style-name="T27">);</text:span></text:p>
      <text:p text:style-name="P12"><text:span text:style-name="T27"><text:tab/><text:tab/>n = ler.</text:span><text:span text:style-name="T47">nextDouble</text:span><text:span text:style-name="T27">();</text:span></text:p>
      <text:p text:style-name="P12"><text:span text:style-name="T27"><text:tab/><text:tab/>a = ler.</text:span><text:span text:style-name="T47">nextDouble</text:span><text:span text:style-name="T27">();</text:span></text:p>
      <text:p text:style-name="P9"/>
      <text:p text:style-name="P12"><text:span text:style-name="T27"><text:tab/><text:tab/>if (n &gt;= 1 &amp;&amp; n &lt;= 9 &amp;&amp; a &gt;= 1 &amp;&amp; a &lt;= 9) {</text:span></text:p>
      <text:p text:style-name="P12"><text:span text:style-name="T27"><text:tab/><text:tab/><text:tab/>soma = a + n;</text:span></text:p>
      <text:p text:style-name="P12"><text:span text:style-name="T27"><text:tab/><text:tab/><text:tab/>System.</text:span><text:span text:style-name="T42">out</text:span><text:span text:style-name="T27">.println(soma);</text:span></text:p>
      <text:p text:style-name="P9"/>
      <text:p text:style-name="P12"><text:span text:style-name="T27"><text:tab/><text:tab/>} else {</text:span></text:p>
      <text:p text:style-name="P12"><text:span text:style-name="T27"><text:tab/><text:tab/><text:tab/>System.</text:span><text:span text:style-name="T42">out</text:span><text:span text:style-name="T27">.println("Números de 1 a 9 apenas");</text:span></text:p>
      <text:p text:style-name="P12"><text:span text:style-name="T27"><text:tab/><text:tab/>}</text:span></text:p>
      <text:p text:style-name="P12"><text:span text:style-name="T27"><text:tab/>}</text:span></text:p>
      <text:p text:style-name="P9"/>
      <text:p text:style-name="P27">}</text:p>
      <text:p text:style-name="P31"/>
      <text:p text:style-name="P31"/>
      <text:p text:style-name="P21"><text:span text:style-name="T26">5</text:span><text:span text:style-name="T25">.Implemente um programa que exiba os números de 1 a 100 usando a instrução for.</text:span></text:p>
      <text:p text:style-name="P32"/>
      <text:p text:style-name="P14"><text:span text:style-name="T25">public</text:span><text:span text:style-name="T27"> class Um100 {</text:span></text:p>
      <text:p text:style-name="P9"/>
      <text:p text:style-name="P12"><text:span text:style-name="T27"><text:tab/>public static void main(String[] args) {</text:span></text:p>
      <text:p text:style-name="P12"><text:span text:style-name="T27"><text:tab/><text:tab/>// </text:span><text:span text:style-name="T41">TODO</text:span><text:span text:style-name="T27"> Auto-generated method stub</text:span></text:p>
      <text:p text:style-name="P12"><text:span text:style-name="T27"><text:tab/><text:tab/>for (int </text:span><text:span text:style-name="T47">i</text:span><text:span text:style-name="T27">=0;</text:span><text:span text:style-name="T47">i</text:span><text:span text:style-name="T27">&lt;=100; </text:span><text:span text:style-name="T47">i</text:span><text:span text:style-name="T27">++) {</text:span></text:p>
      <text:p text:style-name="P12"><text:span text:style-name="T27"><text:tab/><text:tab/><text:tab/>System.</text:span><text:span text:style-name="T42">out</text:span><text:span text:style-name="T27">.println(</text:span><text:span text:style-name="T47">i</text:span><text:span text:style-name="T27">);</text:span></text:p>
      <text:p text:style-name="P12"><text:span text:style-name="T27"><text:tab/><text:tab/>}</text:span></text:p>
      <text:p text:style-name="P9"/>
      <text:p text:style-name="P12"><text:span text:style-name="T27"><text:tab/>}</text:span></text:p>
      <text:p text:style-name="P9"/>
      <text:p text:style-name="P9">}</text:p>
      <text:p text:style-name="P32"/>
      <text:p text:style-name="P32"/>
      <text:p text:style-name="P33">6.Implemente um programa que exibe os números de 1 a 100 usando a instrução while.</text:p>
      <text:p text:style-name="P19"><text:span text:style-name="T25">public</text:span><text:span text:style-name="T27"> class usandoWhile {</text:span></text:p>
      <text:p text:style-name="P9"/>
      <text:p text:style-name="P12"><text:span text:style-name="T27"><text:tab/>public static void main(String[] args) {</text:span></text:p>
      <text:p text:style-name="P12"><text:span text:style-name="T27"><text:tab/><text:tab/>// </text:span><text:span text:style-name="T41">TODO</text:span><text:span text:style-name="T27"> Auto-generated method stub</text:span></text:p>
      <text:p text:style-name="P12"><text:span text:style-name="T27">int i=1;</text:span></text:p>
      <text:p text:style-name="P12"><text:span text:style-name="T27">while(i&lt;=100) {</text:span></text:p>
      <text:p text:style-name="P9"/>
      <text:p text:style-name="P12"><text:span text:style-name="T27"><text:tab/>System.</text:span><text:span text:style-name="T42">out</text:span><text:span text:style-name="T27">.println(i);</text:span></text:p>
      <text:p text:style-name="P12"><text:span text:style-name="T27"><text:tab/>i++;</text:span></text:p>
      <text:p text:style-name="P9">}</text:p>
      <text:p text:style-name="P12"><text:span text:style-name="T27"><text:tab/>}</text:span></text:p>
      <text:p text:style-name="P9"/>
      <text:p text:style-name="P9">}</text:p>
      <text:p text:style-name="P33"/>
      <text:p text:style-name="P33"/>
      <text:p text:style-name="P33">7.Faca um programa que permite calcular o factorial de um número escolhido pelo usuário.</text:p>
      <text:p text:style-name="P20"><text:span text:style-name="T25">import</text:span><text:span text:style-name="T27"> java.util.Scanner;</text:span></text:p>
      <text:p text:style-name="P9"/>
      <text:p text:style-name="P12"><text:span text:style-name="T27">public class Factorial {</text:span></text:p>
      <text:p text:style-name="P12"><text:span text:style-name="T27"><text:tab/>public static void main(String[] args) {</text:span></text:p>
      <text:p text:style-name="P12"><text:span text:style-name="T27"><text:tab/><text:tab/>Scanner </text:span><text:span text:style-name="T44">ler</text:span><text:span text:style-name="T27"> = new Scanner(System.</text:span><text:span text:style-name="T42">in</text:span><text:span text:style-name="T27">);</text:span></text:p>
      <text:p text:style-name="P12"><text:span text:style-name="T27"><text:tab/><text:tab/>System.</text:span><text:span text:style-name="T42">out</text:span><text:span text:style-name="T27">.println("Pretende calcular o factorial de que nr?");</text:span></text:p>
      <text:p text:style-name="P12"><text:span text:style-name="T27"><text:tab/><text:tab/>int n = ler.nextInt();</text:span></text:p>
      <text:p text:style-name="P12"><text:span text:style-name="T27"><text:tab/><text:tab/>int </text:span><text:span text:style-name="T44">i</text:span><text:span text:style-name="T27">, fact = 1, j = n;</text:span></text:p>
      <text:p text:style-name="P12"><text:span text:style-name="T27"><text:tab/><text:tab/>double </text:span><text:span text:style-name="T44">a</text:span><text:span text:style-name="T27">;</text:span></text:p>
      <text:p text:style-name="P12"><text:span text:style-name="T27"><text:tab/><text:tab/>if (n &lt; 0) {</text:span></text:p>
      <text:p text:style-name="P12"><text:span text:style-name="T27"><text:tab/><text:tab/><text:tab/>System.</text:span><text:span text:style-name="T42">out</text:span><text:span text:style-name="T27">.print("Invalido");</text:span></text:p>
      <text:p text:style-name="P12"><text:span text:style-name="T27"><text:tab/><text:tab/>} else {</text:span></text:p>
      <text:p text:style-name="P12"><text:span text:style-name="T27"><text:tab/><text:tab/><text:tab/>if (n == 0) {</text:span></text:p>
      <text:p text:style-name="P12"><text:span text:style-name="T27"><text:tab/><text:tab/><text:tab/><text:tab/>System.</text:span><text:span text:style-name="T42">out</text:span><text:span text:style-name="T27">.println(fact);</text:span></text:p>
      <text:p text:style-name="P12"><text:span text:style-name="T27"><text:tab/><text:tab/><text:tab/>} else {</text:span></text:p>
      <text:p text:style-name="P12"><text:span text:style-name="T27"><text:tab/><text:tab/><text:tab/><text:tab/>while (n &gt; 0) {</text:span></text:p>
      <text:p text:style-name="P12"><text:span text:style-name="T27"><text:tab/><text:tab/><text:tab/><text:tab/><text:tab/>fact = fact * n;</text:span></text:p>
      <text:p text:style-name="P12"><text:span text:style-name="T27"><text:tab/><text:tab/><text:tab/><text:tab/><text:tab/>n--;</text:span></text:p>
      <text:p text:style-name="P12"><text:span text:style-name="T27"><text:tab/><text:tab/><text:tab/><text:tab/>}</text:span></text:p>
      <text:p text:style-name="P12"><text:span text:style-name="T27"><text:tab/><text:tab/><text:tab/><text:tab/>System.</text:span><text:span text:style-name="T42">out</text:span><text:span text:style-name="T27">.println("O factorial de " + j + " é " + fact);</text:span></text:p>
      <text:p text:style-name="P12"><text:span text:style-name="T27"><text:tab/><text:tab/><text:tab/>}</text:span></text:p>
      <text:p text:style-name="P12"><text:span text:style-name="T27"><text:tab/><text:tab/>}</text:span></text:p>
      <text:p text:style-name="P12"><text:span text:style-name="T27"><text:tab/>}</text:span></text:p>
      <text:p text:style-name="P9"/>
      <text:p text:style-name="P28">}</text:p>
      <text:p text:style-name="P33"/>
      <text:p text:style-name="P33">8.Calcule a idade média de homens, mulheres e todo um grupo de n estudantes.</text:p>
      <text:p text:style-name="P34">package mediaHM;</text:p>
      <text:p text:style-name="P9"/>
      <text:p text:style-name="P12"><text:span text:style-name="T27">import</text:span><text:span text:style-name="T27"> java</text:span><text:span text:style-name="T27">.</text:span><text:span text:style-name="T27">util</text:span><text:span text:style-name="T27">.</text:span><text:span text:style-name="T27">Scanner</text:span><text:span text:style-name="T27">;</text:span></text:p>
      <text:p text:style-name="P9"/>
      <text:p text:style-name="P12"><text:span text:style-name="T27">public</text:span><text:span text:style-name="T27"> </text:span><text:span text:style-name="T27">class</text:span><text:span text:style-name="T27"> </text:span><text:span text:style-name="T27">MediaHM</text:span><text:span text:style-name="T27"> </text:span><text:span text:style-name="T27">{</text:span></text:p>
      <text:p text:style-name="P12"><text:span text:style-name="T27"><text:tab/></text:span></text:p>
      <text:p text:style-name="P12"><text:span text:style-name="T27"><text:tab/></text:span><text:span text:style-name="T27">public</text:span><text:span text:style-name="T27"> </text:span><text:span text:style-name="T27">static</text:span><text:span text:style-name="T27"> </text:span><text:span text:style-name="T27">void</text:span><text:span text:style-name="T27"> </text:span><text:span text:style-name="T27">main</text:span><text:span text:style-name="T27">(</text:span><text:span text:style-name="T27">String</text:span><text:span text:style-name="T27">[]</text:span><text:span text:style-name="T27"> </text:span><text:span text:style-name="T27">args</text:span><text:span text:style-name="T27">)</text:span><text:span text:style-name="T27"> </text:span><text:span text:style-name="T27">{</text:span></text:p>
      <text:p text:style-name="P12"><text:span text:style-name="T27"><text:tab/><text:tab/></text:span><text:span text:style-name="T27">Scanner</text:span><text:span text:style-name="T27"> </text:span><text:span text:style-name="T44">ler</text:span><text:span text:style-name="T27"> </text:span><text:span text:style-name="T27">=</text:span><text:span text:style-name="T27"> </text:span><text:span text:style-name="T27">new</text:span><text:span text:style-name="T27"> </text:span><text:span text:style-name="T27">Scanner</text:span><text:span text:style-name="T27">(</text:span><text:span text:style-name="T27">System</text:span><text:span text:style-name="T27">.</text:span><text:span text:style-name="T42">in</text:span><text:span text:style-name="T27">)</text:span><text:span text:style-name="T27">;</text:span></text:p>
      <text:p text:style-name="P12"><text:span text:style-name="T27"><text:tab/><text:tab/></text:span><text:span text:style-name="T27">int</text:span><text:span text:style-name="T27"> </text:span><text:span text:style-name="T27">idadeH</text:span><text:span text:style-name="T27">,</text:span><text:span text:style-name="T27"> </text:span><text:span text:style-name="T27">idadeM</text:span><text:span text:style-name="T27">,</text:span><text:span text:style-name="T27"> </text:span><text:span text:style-name="T27">idadeT</text:span><text:span text:style-name="T27">;</text:span></text:p>
      <text:p text:style-name="P9"/>
      <text:p text:style-name="P12"><text:span text:style-name="T27"><text:tab/><text:tab/></text:span><text:span text:style-name="T27">char</text:span><text:span text:style-name="T27"> </text:span><text:span text:style-name="T27">resp</text:span><text:span text:style-name="T27"> </text:span><text:span text:style-name="T27">=</text:span><text:span text:style-name="T27"> </text:span><text:span text:style-name="T27">'s'</text:span><text:span text:style-name="T27">;</text:span></text:p>
      <text:p text:style-name="P12"><text:span text:style-name="T27"><text:tab/><text:tab/></text:span><text:span text:style-name="T27">double</text:span><text:span text:style-name="T27"> </text:span><text:span text:style-name="T27">mediaH</text:span><text:span text:style-name="T27">,</text:span><text:span text:style-name="T27"> </text:span><text:span text:style-name="T27">mediaM</text:span><text:span text:style-name="T27">,</text:span><text:span text:style-name="T27"> </text:span><text:span text:style-name="T27">mediaT</text:span><text:span text:style-name="T27">;</text:span></text:p>
      <text:p text:style-name="P12"><text:span text:style-name="T27"><text:tab/><text:tab/></text:span><text:span text:style-name="T27">idadeH</text:span><text:span text:style-name="T27"> </text:span><text:span text:style-name="T27">=</text:span><text:span text:style-name="T27"> </text:span><text:span text:style-name="T27">0</text:span><text:span text:style-name="T27">;</text:span></text:p>
      <text:p text:style-name="P12"><text:span text:style-name="T27"><text:tab/><text:tab/></text:span><text:span text:style-name="T27">idadeM</text:span><text:span text:style-name="T27"> </text:span><text:span text:style-name="T27">=</text:span><text:span text:style-name="T27"> </text:span><text:span text:style-name="T27">0</text:span><text:span text:style-name="T27">;</text:span></text:p>
      <text:p text:style-name="P12"><text:span text:style-name="T27"><text:tab/><text:tab/></text:span><text:span text:style-name="T27">idadeT</text:span><text:span text:style-name="T27"> </text:span><text:span text:style-name="T27">=</text:span><text:span text:style-name="T27"> </text:span><text:span text:style-name="T27">0</text:span><text:span text:style-name="T27">;</text:span></text:p>
      <text:p text:style-name="P12"><text:span text:style-name="T27"><text:tab/><text:tab/></text:span><text:span text:style-name="T27">mediaH</text:span><text:span text:style-name="T27"> </text:span><text:span text:style-name="T27">=</text:span><text:span text:style-name="T27"> </text:span><text:span text:style-name="T27">0</text:span><text:span text:style-name="T27">;</text:span></text:p>
      <text:p text:style-name="P12"><text:span text:style-name="T27"><text:tab/><text:tab/></text:span><text:span text:style-name="T27">mediaM</text:span><text:span text:style-name="T27"> </text:span><text:span text:style-name="T27">=</text:span><text:span text:style-name="T27"> </text:span><text:span text:style-name="T27">0</text:span><text:span text:style-name="T27">;</text:span></text:p>
      <text:p text:style-name="P12"><text:soft-page-break/><text:span text:style-name="T27"><text:tab/><text:tab/></text:span><text:span text:style-name="T27">mediaT</text:span><text:span text:style-name="T27"> </text:span><text:span text:style-name="T27">=</text:span><text:span text:style-name="T27"> </text:span><text:span text:style-name="T27">0</text:span><text:span text:style-name="T27">;</text:span></text:p>
      <text:p text:style-name="P12"><text:span text:style-name="T27"><text:tab/><text:tab/></text:span><text:span text:style-name="T27">int</text:span><text:span text:style-name="T27"> </text:span><text:span text:style-name="T27">contM</text:span><text:span text:style-name="T27"> </text:span><text:span text:style-name="T27">=</text:span><text:span text:style-name="T27"> </text:span><text:span text:style-name="T27">0</text:span><text:span text:style-name="T27">,</text:span><text:span text:style-name="T27"> </text:span><text:span text:style-name="T27">contH</text:span><text:span text:style-name="T27"> </text:span><text:span text:style-name="T27">=</text:span><text:span text:style-name="T27"> </text:span><text:span text:style-name="T27">0</text:span><text:span text:style-name="T27">;</text:span></text:p>
      <text:p text:style-name="P12"><text:span text:style-name="T27"><text:tab/><text:tab/></text:span><text:span text:style-name="T27">int</text:span><text:span text:style-name="T27"> </text:span><text:span text:style-name="T27">somH</text:span><text:span text:style-name="T27"> </text:span><text:span text:style-name="T27">=</text:span><text:span text:style-name="T27"> </text:span><text:span text:style-name="T27">0</text:span><text:span text:style-name="T27">,</text:span><text:span text:style-name="T27"> </text:span><text:span text:style-name="T27">somM</text:span><text:span text:style-name="T27"> </text:span><text:span text:style-name="T27">=</text:span><text:span text:style-name="T27"> </text:span><text:span text:style-name="T27">0</text:span><text:span text:style-name="T27">;</text:span></text:p>
      <text:p text:style-name="P9"/>
      <text:p text:style-name="P12"><text:span text:style-name="T27"><text:tab/><text:tab/></text:span><text:span text:style-name="T27">while</text:span><text:span text:style-name="T27"> </text:span><text:span text:style-name="T27">(</text:span><text:span text:style-name="T27">resp</text:span><text:span text:style-name="T27"> </text:span><text:span text:style-name="T27">==</text:span><text:span text:style-name="T27"> </text:span><text:span text:style-name="T27">'s'</text:span><text:span text:style-name="T27">)</text:span><text:span text:style-name="T27"> </text:span><text:span text:style-name="T27">{</text:span></text:p>
      <text:p text:style-name="P12"><text:span text:style-name="T27"><text:tab/><text:tab/><text:tab/></text:span><text:span text:style-name="T27">System</text:span><text:span text:style-name="T27">.</text:span><text:span text:style-name="T42">out</text:span><text:span text:style-name="T27">.</text:span><text:span text:style-name="T27">println</text:span><text:span text:style-name="T27">(</text:span><text:span text:style-name="T27">"Insira idade da mulher. Caso não tenha insira 0"</text:span><text:span text:style-name="T27">)</text:span><text:span text:style-name="T27">;</text:span></text:p>
      <text:p text:style-name="P12"><text:span text:style-name="T27"><text:tab/><text:tab/><text:tab/></text:span><text:span text:style-name="T27">idadeM</text:span><text:span text:style-name="T27"> </text:span><text:span text:style-name="T27">=</text:span><text:span text:style-name="T27"> </text:span><text:span text:style-name="T27">ler</text:span><text:span text:style-name="T27">.</text:span><text:span text:style-name="T27">nextInt</text:span><text:span text:style-name="T27">()</text:span><text:span text:style-name="T27">;</text:span></text:p>
      <text:p text:style-name="P12"><text:span text:style-name="T27"><text:tab/><text:tab/><text:tab/></text:span><text:span text:style-name="T27">if</text:span><text:span text:style-name="T27"> </text:span><text:span text:style-name="T27">(</text:span><text:span text:style-name="T27">idadeM</text:span><text:span text:style-name="T27"> </text:span><text:span text:style-name="T27">!=</text:span><text:span text:style-name="T27"> </text:span><text:span text:style-name="T27">0</text:span><text:span text:style-name="T27">)</text:span><text:span text:style-name="T27"> </text:span><text:span text:style-name="T27">{</text:span></text:p>
      <text:p text:style-name="P12"><text:span text:style-name="T27"><text:tab/><text:tab/><text:tab/><text:tab/></text:span><text:span text:style-name="T27">somM</text:span><text:span text:style-name="T27"> </text:span><text:span text:style-name="T27">+=</text:span><text:span text:style-name="T27"> </text:span><text:span text:style-name="T27">idadeM</text:span><text:span text:style-name="T27">;</text:span></text:p>
      <text:p text:style-name="P12"><text:span text:style-name="T27"><text:tab/><text:tab/><text:tab/><text:tab/></text:span><text:span text:style-name="T27">contM</text:span><text:span text:style-name="T27">++;</text:span></text:p>
      <text:p text:style-name="P12"><text:span text:style-name="T27"><text:tab/><text:tab/><text:tab/></text:span><text:span text:style-name="T27">}</text:span></text:p>
      <text:p text:style-name="P9"/>
      <text:p text:style-name="P12"><text:span text:style-name="T27"><text:tab/><text:tab/><text:tab/></text:span><text:span text:style-name="T27">System</text:span><text:span text:style-name="T27">.</text:span><text:span text:style-name="T42">out</text:span><text:span text:style-name="T27">.</text:span><text:span text:style-name="T27">println</text:span><text:span text:style-name="T27">(</text:span><text:span text:style-name="T27">"Insira idade do homem. Caso não tenha insira 0"</text:span><text:span text:style-name="T27">)</text:span><text:span text:style-name="T27">;</text:span></text:p>
      <text:p text:style-name="P12"><text:span text:style-name="T27"><text:tab/><text:tab/><text:tab/></text:span><text:span text:style-name="T27">idadeH</text:span><text:span text:style-name="T27"> </text:span><text:span text:style-name="T27">=</text:span><text:span text:style-name="T27"> </text:span><text:span text:style-name="T27">ler</text:span><text:span text:style-name="T27">.</text:span><text:span text:style-name="T27">nextInt</text:span><text:span text:style-name="T27">()</text:span><text:span text:style-name="T27">;</text:span></text:p>
      <text:p text:style-name="P9"/>
      <text:p text:style-name="P12"><text:span text:style-name="T27"><text:tab/><text:tab/><text:tab/></text:span><text:span text:style-name="T27">if</text:span><text:span text:style-name="T27"> </text:span><text:span text:style-name="T27">(</text:span><text:span text:style-name="T27">idadeH</text:span><text:span text:style-name="T27"> </text:span><text:span text:style-name="T27">!=</text:span><text:span text:style-name="T27"> </text:span><text:span text:style-name="T27">0</text:span><text:span text:style-name="T27">)</text:span><text:span text:style-name="T27"> </text:span><text:span text:style-name="T27">{</text:span></text:p>
      <text:p text:style-name="P12"><text:span text:style-name="T27"><text:tab/><text:tab/><text:tab/><text:tab/></text:span><text:span text:style-name="T27">somH</text:span><text:span text:style-name="T27"> </text:span><text:span text:style-name="T27">+=</text:span><text:span text:style-name="T27"> </text:span><text:span text:style-name="T27">idadeH</text:span><text:span text:style-name="T27">;</text:span></text:p>
      <text:p text:style-name="P12"><text:span text:style-name="T27"><text:tab/><text:tab/><text:tab/><text:tab/></text:span><text:span text:style-name="T27">contH</text:span><text:span text:style-name="T27">++;</text:span></text:p>
      <text:p text:style-name="P12"><text:span text:style-name="T27"><text:tab/><text:tab/><text:tab/></text:span><text:span text:style-name="T27">}</text:span></text:p>
      <text:p text:style-name="P9"/>
      <text:p text:style-name="P12"><text:span text:style-name="T27"><text:tab/><text:tab/><text:tab/></text:span><text:span text:style-name="T27">System</text:span><text:span text:style-name="T27">.</text:span><text:span text:style-name="T42">out</text:span><text:span text:style-name="T27">.</text:span><text:span text:style-name="T27">println</text:span><text:span text:style-name="T27">(</text:span><text:span text:style-name="T27">"Tem mais dados por inserir?[s/n]"</text:span><text:span text:style-name="T27">)</text:span><text:span text:style-name="T27">;</text:span></text:p>
      <text:p text:style-name="P12"><text:span text:style-name="T27"><text:tab/><text:tab/><text:tab/></text:span><text:span text:style-name="T27">resp</text:span><text:span text:style-name="T27"> </text:span><text:span text:style-name="T27">=</text:span><text:span text:style-name="T27"> </text:span><text:span text:style-name="T27">ler</text:span><text:span text:style-name="T27">.</text:span><text:span text:style-name="T27">next</text:span><text:span text:style-name="T27">()</text:span><text:span text:style-name="T27">.</text:span><text:span text:style-name="T27">charAt</text:span><text:span text:style-name="T27">(</text:span><text:span text:style-name="T27">0</text:span><text:span text:style-name="T27">)</text:span><text:span text:style-name="T27">;</text:span></text:p>
      <text:p text:style-name="P12"><text:span text:style-name="T27"><text:tab/><text:tab/></text:span><text:span text:style-name="T27">}</text:span></text:p>
      <text:p text:style-name="P9"/>
      <text:p text:style-name="P12"><text:span text:style-name="T27"><text:tab/><text:tab/></text:span><text:span text:style-name="T27">idadeT</text:span><text:span text:style-name="T27"> </text:span><text:span text:style-name="T27">=</text:span><text:span text:style-name="T27"> </text:span><text:span text:style-name="T27">contH</text:span><text:span text:style-name="T27"> </text:span><text:span text:style-name="T27">+</text:span><text:span text:style-name="T27"> </text:span><text:span text:style-name="T27">contM</text:span><text:span text:style-name="T27">;</text:span></text:p>
      <text:p text:style-name="P9"/>
      <text:p text:style-name="P12"><text:span text:style-name="T27"><text:tab/><text:tab/></text:span><text:span text:style-name="T27">mediaH</text:span><text:span text:style-name="T27"> </text:span><text:span text:style-name="T27">=</text:span><text:span text:style-name="T27"> </text:span><text:span text:style-name="T27">somH</text:span><text:span text:style-name="T27"> </text:span><text:span text:style-name="T27">/</text:span><text:span text:style-name="T27"> </text:span><text:span text:style-name="T27">contH</text:span><text:span text:style-name="T27">;</text:span></text:p>
      <text:p text:style-name="P9"/>
      <text:p text:style-name="P12"><text:span text:style-name="T27"><text:tab/><text:tab/></text:span><text:span text:style-name="T27">mediaM</text:span><text:span text:style-name="T27"> </text:span><text:span text:style-name="T27">=</text:span><text:span text:style-name="T27"> </text:span><text:span text:style-name="T27">somM</text:span><text:span text:style-name="T27"> </text:span><text:span text:style-name="T27">/</text:span><text:span text:style-name="T27"> </text:span><text:span text:style-name="T27">contM</text:span><text:span text:style-name="T27">;</text:span></text:p>
      <text:p text:style-name="P9"/>
      <text:p text:style-name="P12"><text:span text:style-name="T27"><text:tab/><text:tab/></text:span><text:span text:style-name="T27">mediaT</text:span><text:span text:style-name="T27"> </text:span><text:span text:style-name="T27">=</text:span><text:span text:style-name="T27"> </text:span><text:span text:style-name="T27">(</text:span><text:span text:style-name="T27">somH</text:span><text:span text:style-name="T27"> </text:span><text:span text:style-name="T27">+</text:span><text:span text:style-name="T27"> </text:span><text:span text:style-name="T27">somM</text:span><text:span text:style-name="T27">)</text:span><text:span text:style-name="T27"> </text:span><text:span text:style-name="T27">/</text:span><text:span text:style-name="T27"> </text:span><text:span text:style-name="T27">(</text:span><text:span text:style-name="T27">idadeT</text:span><text:span text:style-name="T27">)</text:span><text:span text:style-name="T27">;</text:span></text:p>
      <text:p text:style-name="P9"/>
      <text:p text:style-name="P12"><text:span text:style-name="T27"><text:tab/><text:tab/></text:span><text:span text:style-name="T27">System</text:span><text:span text:style-name="T27">.</text:span><text:span text:style-name="T42">out</text:span><text:span text:style-name="T27">.</text:span><text:span text:style-name="T27">println</text:span><text:span text:style-name="T27">(</text:span><text:span text:style-name="T27">"Idade media homens "</text:span><text:span text:style-name="T27"> </text:span><text:span text:style-name="T27">+</text:span><text:span text:style-name="T27"> </text:span><text:span text:style-name="T27">mediaH</text:span><text:span text:style-name="T27">)</text:span><text:span text:style-name="T27">;</text:span></text:p>
      <text:p text:style-name="P12"><text:span text:style-name="T27"><text:tab/><text:tab/></text:span><text:span text:style-name="T27">System</text:span><text:span text:style-name="T27">.</text:span><text:span text:style-name="T42">out</text:span><text:span text:style-name="T27">.</text:span><text:span text:style-name="T27">println</text:span><text:span text:style-name="T27">(</text:span><text:span text:style-name="T27">"Idade media mulhes "</text:span><text:span text:style-name="T27"> </text:span><text:span text:style-name="T27">+</text:span><text:span text:style-name="T27"> </text:span><text:span text:style-name="T27">mediaM</text:span><text:span text:style-name="T27">)</text:span><text:span text:style-name="T27">;</text:span></text:p>
      <text:p text:style-name="P12"><text:span text:style-name="T27"><text:tab/><text:tab/></text:span><text:span text:style-name="T27">System</text:span><text:span text:style-name="T27">.</text:span><text:span text:style-name="T42">out</text:span><text:span text:style-name="T27">.</text:span><text:span text:style-name="T27">println</text:span><text:span text:style-name="T27">(</text:span><text:span text:style-name="T27">"Idade media do grupo "</text:span><text:span text:style-name="T27"> </text:span><text:span text:style-name="T27">+</text:span><text:span text:style-name="T27"> </text:span><text:span text:style-name="T27">mediaT</text:span><text:span text:style-name="T27">)</text:span><text:span text:style-name="T27">;</text:span></text:p>
      <text:p text:style-name="P9"/>
      <text:p text:style-name="P12"><text:span text:style-name="T27"><text:tab/></text:span><text:span text:style-name="T27">}</text:span></text:p>
      <text:p text:style-name="P33">}</text:p>
      <text:p text:style-name="P33"/>
      <text:p text:style-name="P35">9. 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ospace" svg:font-family="Monospace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18T09:20:18.292429781</meta:creation-date>
    <dc:date>2022-09-21T06:16:11.038945144</dc:date>
    <meta:editing-duration>PT6H2M50S</meta:editing-duration>
    <meta:editing-cycles>4</meta:editing-cycles>
    <meta:generator>LibreOffice/7.3.5.2$Linux_X86_64 LibreOffice_project/30$Build-2</meta:generator>
    <meta:document-statistic meta:table-count="0" meta:image-count="0" meta:object-count="0" meta:page-count="6" meta:paragraph-count="168" meta:word-count="716" meta:character-count="4527" meta:non-whitespace-character-count="3688"/>
  </office:meta>
</office:document-meta>
</file>